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paragraph-properties fo:orphans="2" fo:widows="2"/>
      <style:text-properties fo:font-variant="normal" fo:text-transform="none" fo:color="#000000" style:font-name="Times New Roman" fo:font-size="14pt" fo:letter-spacing="normal" fo:font-style="normal" fo:font-weight="normal"/>
    </style:style>
    <style:style style:name="P2" style:family="paragraph" style:parent-style-name="Text_20_body" style:list-style-name="L2">
      <style:paragraph-properties fo:orphans="2" fo:widows="2"/>
      <style:text-properties fo:font-variant="normal" fo:text-transform="none" fo:color="#000000" style:font-name="Times New Roman" fo:font-size="14pt" fo:letter-spacing="normal" fo:font-style="normal" fo:font-weight="normal"/>
    </style:style>
    <style:style style:name="P3"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4pt" fo:letter-spacing="normal" fo:font-style="normal" fo:font-weight="normal"/>
    </style:style>
    <style:style style:name="P4"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style:font-name="Times New Roman" fo:font-size="14pt" fo:letter-spacing="normal" fo:font-style="normal" fo:font-weight="normal"/>
    </style:style>
    <style:style style:name="P5"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style:font-name="Times New Roman" fo:font-size="14pt" fo:letter-spacing="normal" fo:font-style="normal" fo:font-weight="bold"/>
    </style:style>
    <style:style style:name="P6"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4pt" fo:letter-spacing="normal" fo:font-style="normal" fo:font-weight="bold"/>
    </style:style>
    <style:style style:name="P7"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4pt" fo:letter-spacing="normal" fo:font-style="normal" style:text-underline-style="solid" style:text-underline-width="auto" style:text-underline-color="font-color" fo:font-weight="bold"/>
    </style:style>
    <style:style style:name="P8" style:family="paragraph" style:parent-style-name="Text_20_body">
      <style:paragraph-properties fo:margin-left="0in" fo:margin-right="0in" fo:text-align="center" style:justify-single-word="false" fo:orphans="2" fo:widows="2" fo:text-indent="0in" style:auto-text-indent="false"/>
    </style:style>
    <style:style style:name="P9" style:family="paragraph" style:parent-style-name="Text_20_body" style:list-style-name="L1">
      <style:paragraph-properties fo:margin-top="0in" fo:margin-bottom="0in" loext:contextual-spacing="false" fo:orphans="2" fo:widows="2"/>
      <style:text-properties fo:font-variant="normal" fo:text-transform="none" fo:color="#000000" style:font-name="Times New Roman" fo:font-size="14pt" fo:letter-spacing="normal" fo:font-style="normal" fo:font-weight="normal"/>
    </style:style>
    <style:style style:name="P10" style:family="paragraph" style:parent-style-name="Text_20_body" style:list-style-name="L2">
      <style:paragraph-properties fo:margin-top="0in" fo:margin-bottom="0in" loext:contextual-spacing="false" fo:orphans="2" fo:widows="2"/>
      <style:text-properties fo:font-variant="normal" fo:text-transform="none" fo:color="#000000" style:font-name="Times New Roman" fo:font-size="14pt" fo:letter-spacing="normal" fo:font-style="normal" fo:font-weight="normal"/>
    </style:style>
    <style:style style:name="P11" style:family="paragraph" style:parent-style-name="Preformatted_20_Text">
      <style:paragraph-properties fo:orphans="2" fo:widows="2"/>
      <style:text-properties fo:font-variant="normal" fo:text-transform="none" fo:color="#000000" fo:letter-spacing="normal"/>
    </style:style>
    <style:style style:name="P12" style:family="paragraph" style:parent-style-name="Preformatted_20_Text" style:list-style-name="L1">
      <style:paragraph-properties fo:orphans="2" fo:widows="2"/>
      <style:text-properties fo:font-variant="normal" fo:text-transform="none" fo:color="#000000" fo:letter-spacing="normal"/>
    </style:style>
    <style:style style:name="P13" style:family="paragraph" style:parent-style-name="Preformatted_20_Text" style:list-style-name="L1">
      <style:paragraph-properties fo:orphans="2" fo:widows="2"/>
    </style:style>
    <style:style style:name="P14" style:family="paragraph" style:parent-style-name="Preformatted_20_Text">
      <style:paragraph-properties fo:margin-top="0in" fo:margin-bottom="0.1965in" loext:contextual-spacing="false" fo:orphans="2" fo:widows="2"/>
      <style:text-properties fo:font-variant="normal" fo:text-transform="none" fo:color="#000000" fo:letter-spacing="normal"/>
    </style:style>
    <style:style style:name="P15" style:family="paragraph" style:parent-style-name="Preformatted_20_Text" style:list-style-name="L1">
      <style:paragraph-properties fo:margin-top="0in" fo:margin-bottom="0.1965in" loext:contextual-spacing="false" fo:orphans="2" fo:widows="2"/>
      <style:text-properties fo:font-variant="normal" fo:text-transform="none" fo:color="#000000" fo:letter-spacing="normal"/>
    </style:style>
    <style:style style:name="P16" style:family="paragraph" style:parent-style-name="Preformatted_20_Text">
      <style:paragraph-properties fo:margin-left="0in" fo:margin-right="0in" fo:orphans="2" fo:widows="2" fo:text-indent="0in" style:auto-text-indent="false"/>
      <style:text-properties fo:font-variant="normal" fo:text-transform="none" fo:color="#000000" fo:letter-spacing="normal"/>
    </style:style>
    <style:style style:name="T1" style:family="text">
      <style:text-properties fo:font-weight="bold"/>
    </style:style>
    <style:style style:name="T2" style:family="text">
      <style:text-properties fo:font-style="italic"/>
    </style:style>
    <style:style style:name="T3" style:family="text">
      <style:text-properties style:font-name="Courier New"/>
    </style:style>
    <style:style style:name="T4" style:family="text">
      <style:text-properties fo:font-style="normal" fo:font-weight="normal"/>
    </style:style>
    <style:style style:name="T5" style:family="text">
      <style:text-properties style:font-name="Times New Roman" fo:font-size="14pt" fo:font-style="normal" fo:font-weight="normal"/>
    </style:style>
    <style:style style:name="T6" style:family="text">
      <style:text-properties fo:font-variant="normal" fo:text-transform="none" fo:color="#000000" style:font-name="Times New Roman" fo:font-size="14pt" fo:letter-spacing="normal" fo:font-style="normal" fo:font-weight="normal"/>
    </style:style>
    <style:style style:name="T7" style:family="text">
      <style:text-properties fo:font-variant="normal" fo:text-transform="none" fo:color="#000000" style:font-name="Times New Roman" fo:font-size="14pt" fo:letter-spacing="normal" fo:font-style="normal" fo:font-weight="bold"/>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COSC 2415 - Data Structures</text:span><text:line-break/><text:span text:style-name="T1">Bob Comer, Professor of Computer Studies</text:span></text:p>
      <text:p text:style-name="Horizontal_20_Line"/>
      <text:p text:style-name="P5">Program 7 - QuickSort</text:p>
      <text:p text:style-name="P3">Be sure to read through Chapter 11 of the textbook before you start this assignment.</text:p>
      <text:p text:style-name="P7">Assignment Summary</text:p>
      <text:p text:style-name="P3">For this assignment you will implement the quicksort algorithm given in the textbook using the median-of-three partition method. I divided the work into 3 steps, but you will only need to turn in a copy of your program after you have completed all 3 steps.</text:p>
      <text:p text:style-name="P7">Step 1</text:p>
      <text:p text:style-name="P3">The source code for <text:span text:style-name="T2">quickSort</text:span> is given in Listing 11-5 of your textbook. I have included this source code with the assignment in Blackboard.</text:p>
      <text:p text:style-name="P3">The code for <text:span text:style-name="T2">quickSort</text:span> needs 2 functions to work - <text:span text:style-name="T2">sortLastMiddleFirst</text:span> and <text:span text:style-name="T2">partition</text:span>. The textbook includes detailed pseudocode for these functions on pages 341 - 343. Note that these must be implemented as function templates so that your sort will work on array elements of any type. Use the same template parameter as the <text:span text:style-name="T2">quickSort</text:span> function template. Implement these function templates by following the pseudocode given in the textbook. Put your function templates for <text:span text:style-name="T2">quicksort</text:span>, <text:span text:style-name="T2">sortLastMiddleFirst</text:span> and <text:span text:style-name="T2">partition</text:span> in a single file called <text:span text:style-name="T2">quickSort.cpp</text:span>.</text:p>
      <text:p text:style-name="P3">You will need to make a minor addition to the <text:span text:style-name="T2">quickSort</text:span> function template. As noted in the textbook, <text:span text:style-name="T2">quicksort</text:span> is not very efficient for small arrays. And the array needs to contain at least 4 entries for the partition using the mean-of-three partition to work correctly (see page 343). The <text:span text:style-name="T2">quickSort</text:span> code uses a constant called <text:span text:style-name="T3">MIN_SIZE</text:span>. When the portion of the array remaining to sort is smaller than <text:span text:style-name="T3">MIN_SIZE</text:span> the algorithm calls <text:span text:style-name="T2">insertionSort</text:span> to finish the sort. You will need to add the definition for constant <text:span text:style-name="T3">MIN_SIZE</text:span> to your code <text:span text:style-name="T1">(set it to 4).</text:span> I have included the source code for <text:span text:style-name="T2">insertionSort</text:span> from Listing 11-3 with your assignment in Blackboard.</text:p>
      <text:p text:style-name="P7">Step 2</text:p>
      <text:p text:style-name="P3">Write a driver to test your quicksort. Your driver must be in a file separate from your <text:span text:style-name="T2">quickSort</text:span> code file and <text:span text:style-name="T2">insertionSort</text:span> code file. Your driver must test the sort on at <text:soft-page-break/>least 2 arrays - an array of strings and an array of integers. Use arrays of at least 25 elements.</text:p>
      <text:p text:style-name="P7">Step 3</text:p>
      <text:p text:style-name="P3">To be efficient, the partition in quicksort needs to avoid too many lopsided splits where one part is very large and the other part is very small. The median-of-three method of selecting the pivot value should do a pretty good job of splitting up the array. To get a better idea of how your quicksort code works, "instrument" your program by adding some output statements to your <text:span text:style-name="T2">quickSort</text:span> function as follows:</text:p>
      <text:list xml:id="list7192834928678915729" text:style-name="L1">
        <text:list-item>
          <text:p text:style-name="P9">Before calling <text:span text:style-name="T2">insertionSort</text:span>, display the size of (number of elements in) the portion of the array remaining to sort. The size would be <text:span text:style-name="T3">last - first + 1</text:span>.</text:p>
        </text:list-item>
        <text:list-item>
          <text:p text:style-name="P1">Before recursively calling quickSort on the two parts of the array, display the size of the first part of the array and the size of the last part. Here are my notes on doing these calculations:</text:p>
          <text:p text:style-name="P12"><text:s text:c="4"/><text:span text:style-name="T5">For the first call:</text:span></text:p>
          <text:p text:style-name="P12"><text:s text:c="4"/><text:span text:style-name="T5">Call: <text:s text:c="3"/>quickSort(theArray, first, pivotIndex - 1, level);</text:span></text:p>
          <text:p text:style-name="P12"><text:s text:c="4"/><text:span text:style-name="T5">Formula: size = end - begin + 1</text:span></text:p>
          <text:p text:style-name="P12"><text:s text:c="4"/><text:span text:style-name="T5">begin = first</text:span></text:p>
          <text:p text:style-name="P12"><text:s text:c="4"/><text:span text:style-name="T5">end <text:s text:c="2"/>= pivotIndex - 1</text:span></text:p>
          <text:p text:style-name="P12"><text:s text:c="4"/><text:span text:style-name="T5">size <text:s/>= (pivotIndex - 1) - first + 1</text:span></text:p>
          <text:p text:style-name="P12"><text:s text:c="10"/><text:span text:style-name="T5">= pivotIndex - first</text:span></text:p>
          <text:p text:style-name="P13"/>
          <text:p text:style-name="P12"><text:s text:c="4"/><text:span text:style-name="T5">For the second call:</text:span></text:p>
          <text:p text:style-name="P12"><text:s text:c="4"/><text:span text:style-name="T5">Call: <text:s text:c="3"/>quickSort(theArray, pivotIndex + 1, last, level);</text:span></text:p>
          <text:p text:style-name="P12"><text:s text:c="4"/><text:span text:style-name="T5">Formula: size = end - hegin + 1</text:span></text:p>
          <text:p text:style-name="P12"><text:s text:c="4"/><text:span text:style-name="T5">begin <text:s/>= pivotIndex + 1</text:span></text:p>
          <text:p text:style-name="P12"><text:s text:c="4"/><text:span text:style-name="T5">end <text:s text:c="3"/>= last</text:span></text:p>
          <text:p text:style-name="P12"><text:s text:c="4"/><text:span text:style-name="T5">size <text:s text:c="2"/>= last - (pivotIndex + 1) + 1</text:span></text:p>
          <text:p text:style-name="P12"><text:s text:c="11"/><text:span text:style-name="T5">= last - pivotIndex - 1 + 1</text:span></text:p>
          <text:p text:style-name="P12"><text:s text:c="11"/><text:span text:style-name="T5">= last - pivotIndex</text:span></text:p>
          <text:p text:style-name="P15"><text:s text:c="5"/></text:p>
        </text:list-item>
      </text:list>
      <text:p text:style-name="P3">For example, the output for this part of the assignment might look like:</text:p>
      <text:p text:style-name="P16"><text:s text:c="4"/><text:span text:style-name="T4">Sort list of 26 items:</text:span></text:p>
      <text:p text:style-name="P11"><text:s text:c="4"/><text:span text:style-name="T4">Z I H A V X T E R G P K N M L O J Y U Q F S D C B W</text:span></text:p>
      <text:p text:style-name="P11"><text:s text:c="4"/><text:span text:style-name="T4">Calling quickSort with left size = 22 and right size = 3</text:span></text:p>
      <text:p text:style-name="P11"><text:s text:c="4"/><text:span text:style-name="T4">Calling quickSort with left size = 15 and right size = 6</text:span></text:p>
      <text:p text:style-name="P11"><text:s text:c="4"/><text:span text:style-name="T4">Calling quickSort with left size = 11 and right size = 3</text:span></text:p>
      <text:p text:style-name="P11"><text:s text:c="4"/><text:span text:style-name="T4">Calling quickSort with left size = 4 and right size = 6</text:span></text:p>
      <text:p text:style-name="P11"><text:s text:c="4"/><text:span text:style-name="T4">Calling quickSort with left size = 1 and right size = 2</text:span></text:p>
      <text:p text:style-name="P11"><text:s text:c="4"/><text:span text:style-name="T4">Calling insertionSort with size = 1</text:span></text:p>
      <text:p text:style-name="P11"><text:soft-page-break/><text:s text:c="4"/><text:span text:style-name="T4">Calling insertionSort with size = 2</text:span></text:p>
      <text:p text:style-name="P11"><text:s text:c="4"/><text:span text:style-name="T4">Calling quickSort with left size = 1 and right size = 4</text:span></text:p>
      <text:p text:style-name="P11"><text:s text:c="4"/><text:span text:style-name="T4">Calling insertionSort with size = 1</text:span></text:p>
      <text:p text:style-name="P11"><text:s text:c="4"/><text:span text:style-name="T4">Calling quickSort with left size = 1 and right size = 2</text:span></text:p>
      <text:p text:style-name="P11"><text:s text:c="4"/><text:span text:style-name="T4">Calling insertionSort with size = 1</text:span></text:p>
      <text:p text:style-name="P11"><text:s text:c="4"/><text:span text:style-name="T4">Calling insertionSort with size = 2</text:span></text:p>
      <text:p text:style-name="P11"><text:s text:c="4"/><text:span text:style-name="T4">Calling insertionSort with size = 3</text:span></text:p>
      <text:p text:style-name="P11"><text:s text:c="4"/><text:span text:style-name="T4">Calling quickSort with left size = 3 and right size = 2</text:span></text:p>
      <text:p text:style-name="P11"><text:s text:c="4"/><text:span text:style-name="T4">Calling insertionSort with size = 3</text:span></text:p>
      <text:p text:style-name="P11"><text:s text:c="4"/><text:span text:style-name="T4">Calling insertionSort with size = 2</text:span></text:p>
      <text:p text:style-name="P11"><text:s text:c="4"/><text:span text:style-name="T4">Calling insertionSort with size = 3</text:span></text:p>
      <text:p text:style-name="P14"><text:s text:c="4"/><text:span text:style-name="T4">A B C D E F G H I J K L M N O P Q R S T U V W X Y Z</text:span></text:p>
      <text:p text:style-name="P6">Programming Assignment Deliverables</text:p>
      <text:p text:style-name="P3">When you have completed all 3 steps and tested your code, turn in your final version of quicksort. Be sure to turn in all source code files for your program:</text:p>
      <text:list xml:id="list8155350549616265967" text:style-name="L2">
        <text:list-item>
          <text:p text:style-name="P10">driver program</text:p>
        </text:list-item>
        <text:list-item>
          <text:p text:style-name="P10">insertionSort.cpp</text:p>
        </text:list-item>
        <text:list-item>
          <text:p text:style-name="P2">quickSort.cpp</text:p>
        </text:list-item>
      </text:list>
      <text:p text:style-name="P3">Only send me files that contain C++ code. Do not send me executable files, project or make files, object code files, etc.</text:p>
      <text:p text:style-name="P8"><text:a xlink:type="simple" xlink:href="http://www.austincc.edu/comer/cosc2436/index.htm" text:style-name="Internet_20_link" text:visited-style-name="Visited_20_Internet_20_Link"><text:span text:style-name="T6"/></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9T10:36:19.081379791</meta:creation-date>
    <dc:date>2017-04-19T10:36:50.381748649</dc:date>
    <meta:editing-duration>PT31S</meta:editing-duration>
    <meta:editing-cycles>1</meta:editing-cycles>
    <meta:document-statistic meta:table-count="0" meta:image-count="0" meta:object-count="0" meta:page-count="3" meta:paragraph-count="58" meta:word-count="861" meta:character-count="4752" meta:non-whitespace-character-count="3773"/>
    <meta:generator>LibreOffice/5.1.6.2$Linux_X86_64 LibreOffice_project/10m0$Build-2</meta:generator>
  </office:meta>
</office:document-meta>
</file>